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149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6" table:number-rows-spanned="1">
            <text:p>Transmiss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gear ratios (r-1-2-3-4-…)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transmission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string" calcext:value-type="string">
            <text:p>MANUAL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string" calcext:value-type="string">
            <text:p>3.456-3.83-2.2-1.4-1.0-0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07:08.960323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3:01.106845315</meta:creation-date>
    <dc:date>2019-03-28T12:09:41.934824103</dc:date>
    <meta:editing-duration>PT4M14S</meta:editing-duration>
    <meta:editing-cycles>5</meta:editing-cycles>
    <meta:generator>LibreOffice/5.1.6.2$Linux_X86_64 LibreOffice_project/10m0$Build-2</meta:generator>
    <meta:document-statistic meta:table-count="1" meta:cell-count="13" meta:object-count="0"/>
  </office:meta>
</office:document-meta>
</file>